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2.79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65.35mm"/>
    </style:style>
    <style:style style:name="co15" style:family="table-column">
      <style:table-column-properties fo:break-before="auto" style:column-width="46.28mm"/>
    </style:style>
    <style:style style:name="co16" style:family="table-column">
      <style:table-column-properties fo:break-before="auto" style:column-width="46.37mm"/>
    </style:style>
    <style:style style:name="co17" style:family="table-column">
      <style:table-column-properties fo:break-before="auto" style:column-width="62.35mm"/>
    </style:style>
    <style:style style:name="co18" style:family="table-column">
      <style:table-column-properties fo:break-before="auto" style:column-width="51.19mm"/>
    </style:style>
    <style:style style:name="co19" style:family="table-column">
      <style:table-column-properties fo:break-before="auto" style:column-width="46.57mm"/>
    </style:style>
    <style:style style:name="co20" style:family="table-column">
      <style:table-column-properties fo:break-before="auto" style:column-width="30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Grammar.B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19" style:family="table-cell" style:parent-style-name="Default">
      <style:table-cell-properties fo:background-color="#cccccc" style:text-align-source="fix" style:repeat-content="false" fo:wrap-option="no-wrap" style:vertical-align="middle"/>
      <style:paragraph-properties fo:text-align="start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1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ZA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ZA" fo:text-shadow="none" fo:font-style="normal" style:text-underline-style="none" style:text-underline-color="font-color" fo:font-size="10pt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style:font-name="Liberation Sans" style:font-size-asian="12pt" style:language-asian="zh" style:country-asian="CN" fo:font-style="normal" style:text-outline="false" fo:text-shadow="none" fo:font-weight="normal" style:font-style-asian="normal" fo:language="en" fo:country="ZA" style:font-weight-complex="normal" style:text-line-through-type="none" style:text-overline-style="none" style:text-overline-color="font-color" style:font-name-asian="Noto Sans CJK SC" style:font-name-complex="Lohit Devanagari" style:font-size-complex="12pt" style:font-relief="none" fo:font-size="12pt" style:text-underline-style="none" style:text-underline-color="font-color" style:text-line-through-mode="continuous" style:language-complex="hi" style:country-complex="IN" style:text-emphasize="none" style:font-style-complex="normal" style:font-weight-asian="normal"/>
    </style:style>
    <style:style style:name="T8" style:family="text">
      <style:text-properties style:font-name="Liberation Sans" style:font-size-asian="12pt" style:language-asian="zh" style:country-asian="CN" fo:font-style="normal" style:text-outline="false" fo:text-shadow="none" style:font-style-asian="normal" fo:language="en" fo:country="ZA" style:text-line-through-type="none" style:text-overline-style="none" style:text-overline-color="font-color" style:font-name-asian="Noto Sans CJK SC" style:font-name-complex="Lohit Devanagari" style:font-size-complex="12pt" style:font-relief="none" fo:font-size="12pt" style:text-underline-style="none" style:text-underline-color="font-color" style:text-line-through-mode="continuous" style:language-complex="hi" style:country-complex="IN" style:text-emphasize="none" style:font-style-complex="normal" style:font-weight-complex="bold" style:font-weight-asian="bold" fo:font-weight="bold"/>
    </style:style>
    <style:style style:name="T9" style:family="text">
      <style:text-properties style:font-name="Liberation Sans" style:font-size-asian="12pt" style:language-asian="zh" style:country-asian="CN" fo:font-style="normal" style:text-outline="false" fo:text-shadow="none" style:font-style-asian="normal" fo:language="en" fo:country="ZA" style:text-line-through-type="none" style:text-overline-style="none" style:text-overline-color="font-color" style:font-name-asian="Noto Sans CJK SC" style:font-name-complex="Lohit Devanagari" style:font-size-complex="12pt" style:font-relief="none" fo:font-size="12pt" style:text-underline-style="none" style:text-underline-color="font-color" style:text-line-through-mode="continuous" style:language-complex="hi" style:country-complex="IN" style:text-emphasize="none" style:font-style-complex="normal" style:font-weight-complex="normal" fo:font-weight="normal" style:font-weight-asian="normal"/>
    </style:style>
    <style:style style:name="T10" style:family="text">
      <style:text-properties style:font-name="Liberation Sans" style:font-size-asian="12pt" style:language-asian="zh" style:country-asian="CN" fo:font-style="normal" style:text-outline="false" fo:text-shadow="none" style:font-style-asian="normal" fo:language="en" fo:country="ZA" style:text-line-through-type="none" style:text-overline-style="none" style:text-overline-color="font-color" style:font-name-asian="Noto Sans CJK SC" style:font-name-complex="Lohit Devanagari" style:font-size-complex="12pt" style:font-relief="none" fo:font-size="12pt" style:text-underline-style="none" style:text-underline-color="font-color" style:text-line-through-mode="continuous" style:language-complex="hi" style:country-complex="IN" style:text-emphasize="none" style:font-style-complex="normal" fo:font-weight="bold" style:font-weight-complex="bold" style:font-weight-asian="bold"/>
    </style:style>
    <style:style style:name="T11" style:family="text">
      <style:text-properties style:font-name="Liberation Sans" style:font-size-asian="12pt" style:language-asian="zh" style:country-asian="CN" fo:font-style="normal" style:text-outline="false" fo:text-shadow="none" style:font-style-asian="normal" fo:language="en" fo:country="ZA" style:text-line-through-type="none" style:text-overline-style="none" style:text-overline-color="font-color" style:font-name-asian="Noto Sans CJK SC" style:font-name-complex="Lohit Devanagari" style:font-size-complex="12pt" style:font-relief="none" fo:font-size="12pt" style:text-underline-style="none" style:text-underline-color="font-color" style:text-line-through-mode="continuous" style:language-complex="hi" style:country-complex="IN" style:text-emphasize="none" style:font-style-complex="normal" fo:font-weight="normal" style:font-weight-complex="normal" style:font-weight-asian="normal"/>
    </style:style>
    <style:style style:name="T12" style:family="text">
      <style:text-properties style:font-name="Liberation Sans" style:font-size-asian="12pt" style:language-asian="zh" style:country-asian="CN" fo:font-style="normal" style:text-outline="false" fo:text-shadow="none" style:font-style-asian="normal" fo:language="en" fo:country="ZA" style:text-line-through-type="none" style:text-overline-style="none" style:text-overline-color="font-color" style:font-name-asian="Noto Sans CJK SC" style:font-name-complex="Lohit Devanagari" style:font-size-complex="12pt" style:font-relief="none" fo:font-size="12pt" style:text-underline-style="none" style:text-underline-color="font-color" style:text-line-through-mode="continuous" style:language-complex="hi" style:country-complex="IN" style:text-emphasize="none" style:font-style-complex="normal" style:font-weight-complex="bold" fo:font-weight="bold" style:font-weight-asian="bold"/>
    </style:style>
    <style:style style:name="T13" style:family="text">
      <style:text-properties style:font-name="Liberation Sans" style:font-size-asian="12pt" style:language-asian="zh" style:country-asian="CN" fo:font-style="normal" style:text-outline="false" fo:text-shadow="none" style:font-style-asian="normal" fo:language="en" fo:country="ZA" style:text-line-through-type="none" style:text-overline-style="none" style:text-overline-color="font-color" style:font-name-asian="Noto Sans CJK SC" style:font-name-complex="Lohit Devanagari" style:font-size-complex="12pt" style:font-relief="none" fo:font-size="12pt" style:text-underline-style="none" style:text-underline-color="font-color" style:text-line-through-mode="continuous" style:language-complex="hi" style:country-complex="IN" style:text-emphasize="none" style:font-style-complex="normal" style:font-weight-asian="normal" style:font-weight-complex="normal" fo:font-weight="normal"/>
    </style:style>
    <style:style style:name="T14" style:family="text">
      <style:text-properties style:font-name="Liberation Sans" style:font-size-asian="12pt" style:language-asian="zh" style:country-asian="CN" fo:font-style="normal" style:text-outline="false" fo:text-shadow="none" style:font-style-asian="normal" fo:language="en" fo:country="ZA" style:text-line-through-type="none" style:text-overline-style="none" style:text-overline-color="font-color" style:font-name-asian="Noto Sans CJK SC" style:font-name-complex="Lohit Devanagari" style:font-size-complex="12pt" style:font-relief="none" fo:font-size="12pt" style:text-underline-style="none" style:text-underline-color="font-color" style:text-line-through-mode="continuous" style:language-complex="hi" style:country-complex="IN" style:text-emphasize="none" style:font-style-complex="normal" fo:font-weight="bold" style:font-weight-asian="bold" style:font-weight-complex="bold"/>
    </style:style>
    <style:style style:name="T15" style:family="text">
      <style:text-properties style:font-name="Liberation Sans" style:font-size-asian="12pt" style:language-asian="zh" style:country-asian="CN" fo:font-style="normal" style:text-outline="false" fo:text-shadow="none" style:font-style-asian="normal" fo:language="en" fo:country="ZA" style:text-line-through-type="none" style:text-overline-style="none" style:text-overline-color="font-color" style:font-name-asian="Noto Sans CJK SC" style:font-name-complex="Lohit Devanagari" style:font-size-complex="12pt" style:font-relief="none" fo:font-size="12pt" style:text-underline-style="none" style:text-underline-color="font-color" style:text-line-through-mode="continuous" style:language-complex="hi" style:country-complex="IN" style:text-emphasize="none" style:font-style-complex="normal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Grammar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number-columns-repeated="2" table:default-cell-style-name="ce2"/>
        <table:table-column table:style-name="co7" table:default-cell-style-name="ce2"/>
        <table:table-column table:style-name="co11" table:default-cell-style-name="ce2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ROC_DEFS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style-name="ce5" office:value-type="string" calcext:value-type="string">
            <text:p>PROC_DEFS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6" office:value-type="string" calcext:value-type="string">
            <text:p>uDefLi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}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hal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DEC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I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A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ASSIG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BRACN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LOOP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CL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ME</text:p>
          </table:table-cell>
          <table:table-cell table:style-name="ce4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R</text:p>
          </table:table-cell>
          <table:table-cell table:style-name="ce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3" office:value-type="string" calcext:value-type="string">
            <text:p>strL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7" office:value-type="string" calcext:value-type="string">
            <text:p>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NUMEXP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BOOL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table:style-name="ce3" office:value-type="string" calcext:value-type="string">
            <text:p>int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CALC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table:style-name="ce8" office:value-type="string" calcext:value-type="string" table:number-columns-spanned="2" table:number-rows-spanned="1">
            <text:p>CODE</text:p>
          </table:table-cell>
          <table:covered-table-cell table:style-name="ce9"/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 table:number-rows-repeated="1048514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Grammar.B1:Grammar.W1048576">
            <calcext:condition calcext:apply-style-name="Untitled1" calcext:value="=0" calcext:base-cell-address="Grammar.B1"/>
          </calcext:conditional-format>
        </calcext:conditional-formats>
      </table:table>
      <table:table table:name="First-Follows" table:style-name="ta1">
        <table:table-column table:style-name="co16" table:default-cell-style-name="ce22"/>
        <table:table-column table:style-name="co17" table:default-cell-style-name="ce35"/>
        <table:table-column table:style-name="co18" table:default-cell-style-name="ce35"/>
        <table:table-column table:style-name="co19" table:number-columns-repeated="3" table:default-cell-style-name="ce35"/>
        <table:table-column table:style-name="co20" table:default-cell-style-name="ce35"/>
        <table:table-column table:style-name="co19" table:number-columns-repeated="1017" table:default-cell-style-name="ce35"/>
        <table:table-row table:style-name="ro1">
          <table:table-cell table:style-name="ce19"/>
          <table:table-cell table:style-name="ce24" office:value-type="string" calcext:value-type="string">
            <text:p>FIRST</text:p>
          </table:table-cell>
          <table:table-cell table:style-name="ce24" office:value-type="string" calcext:value-type="string">
            <text:p>FOLLOWS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PROG</text:p>
          </table:table-cell>
          <table:table-cell table:style-name="ce34" office:value-type="string" calcext:value-type="string">
            <text:p>halt num string bool input output uDefLIt if while for</text:p>
          </table:table-cell>
          <table:table-cell table:style-name="ce34" office:value-type="string" calcext:value-type="string">
            <text:p>$ }</text:p>
          </table:table-cell>
          <table:table-cell/>
          <table:table-cell table:style-name="ce36" office:value-type="string" calcext:value-type="string">
            <text:p>ε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PROC_DEFS_PART</text:p>
          </table:table-cell>
          <table:table-cell table:style-name="ce34" office:value-type="string" calcext:value-type="string">
            <text:p>; <text:span text:style-name="T1">ε</text:span></text:p>
          </table:table-cell>
          <table:table-cell table:style-name="ce34" office:value-type="string" calcext:value-type="string">
            <text:p>$ }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PROC_DEFS</text:p>
          </table:table-cell>
          <table:table-cell table:style-name="ce34" office:value-type="string" calcext:value-type="string">
            <text:p>proc</text:p>
          </table:table-cell>
          <table:table-cell table:style-name="ce34" office:value-type="string" calcext:value-type="string">
            <text:p>$ }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PROC_DEFS_PART2</text:p>
          </table:table-cell>
          <table:table-cell table:style-name="ce34" office:value-type="string" calcext:value-type="string">
            <text:p><text:span text:style-name="T2">proc </text:span><text:span text:style-name="T3">ε</text:span></text:p>
          </table:table-cell>
          <table:table-cell table:style-name="ce34" office:value-type="string" calcext:value-type="string">
            <text:p>$ }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PROC</text:p>
          </table:table-cell>
          <table:table-cell table:style-name="ce34" office:value-type="string" calcext:value-type="string">
            <text:p>proc</text:p>
          </table:table-cell>
          <table:table-cell table:style-name="ce34" office:value-type="string" calcext:value-type="string">
            <text:p>proc $ }</text:p>
          </table:table-cell>
          <table:table-cell office:value-type="string" calcext:value-type="string" table:number-columns-spanned="4" table:number-rows-spanned="10">
            <text:p><text:span text:style-name="T7">The production  </text:span><text:span text:style-name="T8">N -&gt; alpha</text:span><text:span text:style-name="T9"> is written in the table at position</text:span><text:span text:style-name="T10"> (N,c)</text:span><text:span text:style-name="T11"> if either </text:span><text:span text:style-name="T12">c ϵ FIRST(alpha)</text:span><text:span text:style-name="T13"> or if both </text:span><text:span text:style-name="T14">Nullable(alpha)</text:span><text:span text:style-name="T15"> and </text:span><text:span text:style-name="T14">c ϵ FOLLOW(N)</text:span>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CODE</text:p>
          </table:table-cell>
          <table:table-cell table:style-name="ce34" office:value-type="string" calcext:value-type="string">
            <text:p>halt num string bool input output uDefLIt if while for</text:p>
          </table:table-cell>
          <table:table-cell table:style-name="ce34" office:value-type="string" calcext:value-type="string">
            <text:p>; $ }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CODE_PART</text:p>
          </table:table-cell>
          <table:table-cell table:style-name="ce34" office:value-type="string" calcext:value-type="string">
            <text:p><text:span text:style-name="T4">; </text:span><text:span text:style-name="T5">ε</text:span></text:p>
          </table:table-cell>
          <table:table-cell table:style-name="ce34" office:value-type="string" calcext:value-type="string">
            <text:p>; $ }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9" office:value-type="string" calcext:value-type="string">
            <text:p>INSTR</text:p>
          </table:table-cell>
          <table:table-cell table:style-name="ce34" office:value-type="string" calcext:value-type="string">
            <text:p><text:span text:style-name="T6">halt num string bool input output uDefLIt if</text:span> while for</text:p>
          </table:table-cell>
          <table:table-cell table:style-name="ce34" office:value-type="string" calcext:value-type="string">
            <text:p>; $ }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IO</text:p>
          </table:table-cell>
          <table:table-cell table:style-name="ce34" office:value-type="string" calcext:value-type="string">
            <text:p>input output</text:p>
          </table:table-cell>
          <table:table-cell table:style-name="ce34" office:value-type="string" calcext:value-type="string">
            <text:p>; $ }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DECL</text:p>
          </table:table-cell>
          <table:table-cell table:style-name="ce34" office:value-type="string" calcext:value-type="string">
            <text:p>num string bool</text:p>
          </table:table-cell>
          <table:table-cell table:style-name="ce34" office:value-type="string" calcext:value-type="string">
            <text:p>; $ }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DECL_PART</text:p>
          </table:table-cell>
          <table:table-cell table:style-name="ce34" office:value-type="string" calcext:value-type="string">
            <text:p>; ε</text:p>
          </table:table-cell>
          <table:table-cell table:style-name="ce34" office:value-type="string" calcext:value-type="string">
            <text:p>; $ }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34" office:value-type="string" calcext:value-type="string">
            <text:p>num string bool</text:p>
          </table:table-cell>
          <table:table-cell table:style-name="ce34" office:value-type="string" calcext:value-type="string">
            <text:p>uDefLIt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CALL</text:p>
          </table:table-cell>
          <table:table-cell table:style-name="ce34" office:value-type="string" calcext:value-type="string">
            <text:p>uDefLIt</text:p>
          </table:table-cell>
          <table:table-cell table:style-name="ce34" office:value-type="string" calcext:value-type="string">
            <text:p>; $ }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34" office:value-type="string" calcext:value-type="string">
            <text:p>uDefLIt</text:p>
          </table:table-cell>
          <table:table-cell table:style-name="ce34" office:value-type="string" calcext:value-type="string">
            <text:p>; $ }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VAR</text:p>
          </table:table-cell>
          <table:table-cell table:style-name="ce34" office:value-type="string" calcext:value-type="string">
            <text:p>uDefLIt</text:p>
          </table:table-cell>
          <table:table-cell table:style-name="ce34" office:value-type="string" calcext:value-type="string">
            <text:p>) = ; $ } , BOOL &lt; &gt;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ASSIGN</text:p>
          </table:table-cell>
          <table:table-cell table:style-name="ce34" office:value-type="string" calcext:value-type="string">
            <text:p>uDefLIt</text:p>
          </table:table-cell>
          <table:table-cell table:style-name="ce34" office:value-type="string" calcext:value-type="string">
            <text:p>; $ }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VALUE_PART</text:p>
          </table:table-cell>
          <table:table-cell table:style-name="ce34" office:value-type="string" calcext:value-type="string">
            <text:p>strLit uDefLIt intLit add sub mult eq ( not and or T F</text:p>
          </table:table-cell>
          <table:table-cell table:style-name="ce34" office:value-type="string" calcext:value-type="string">
            <text:p>; $ }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NUMEXPR</text:p>
          </table:table-cell>
          <table:table-cell table:style-name="ce34" office:value-type="string" calcext:value-type="string">
            <text:p>uDefLIt intLit add sub mult</text:p>
          </table:table-cell>
          <table:table-cell table:style-name="ce34" office:value-type="string" calcext:value-type="string">
            <text:p>; $ } , )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CALC</text:p>
          </table:table-cell>
          <table:table-cell table:style-name="ce34" office:value-type="string" calcext:value-type="string">
            <text:p>add sub mult</text:p>
          </table:table-cell>
          <table:table-cell table:style-name="ce34" office:value-type="string" calcext:value-type="string">
            <text:p>; $ } , )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CODE_BRANCH</text:p>
          </table:table-cell>
          <table:table-cell table:style-name="ce34" office:value-type="string" calcext:value-type="string">
            <text:p>if</text:p>
          </table:table-cell>
          <table:table-cell table:style-name="ce34" office:value-type="string" calcext:value-type="string">
            <text:p>; $ }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ELSE_PART</text:p>
          </table:table-cell>
          <table:table-cell table:style-name="ce34" office:value-type="string" calcext:value-type="string">
            <text:p><text:span text:style-name="T4">else </text:span><text:span text:style-name="T5">ε</text:span></text:p>
          </table:table-cell>
          <table:table-cell table:style-name="ce34" office:value-type="string" calcext:value-type="string">
            <text:p>; $ }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BOOL</text:p>
          </table:table-cell>
          <table:table-cell table:style-name="ce34" office:value-type="string" calcext:value-type="string">
            <text:p>eq ( not and or T F</text:p>
          </table:table-cell>
          <table:table-cell table:style-name="ce34" office:value-type="string" calcext:value-type="string">
            <text:p>; $ } ) ,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BOOL2</text:p>
          </table:table-cell>
          <table:table-cell table:style-name="ce34" office:value-type="string" calcext:value-type="string">
            <text:p>&lt; &gt;</text:p>
          </table:table-cell>
          <table:table-cell table:style-name="ce34" office:value-type="string" calcext:value-type="string">
            <text:p>; $ } ) ,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COND_LOOP</text:p>
          </table:table-cell>
          <table:table-cell table:style-name="ce34" office:value-type="string" calcext:value-type="string">
            <text:p>while for</text:p>
          </table:table-cell>
          <table:table-cell table:style-name="ce34" office:value-type="string" calcext:value-type="string">
            <text:p>; $ 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/00/00</text:date>, <text:time style:data-style-name="N2" text:time-value="18:01:10.565811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8:03:02.280337305</meta:creation-date>
    <dc:date>2020-05-02T19:51:30.502686209</dc:date>
    <meta:editing-duration>PT5H21M55S</meta:editing-duration>
    <meta:editing-cycles>166</meta:editing-cycles>
    <meta:generator>LibreOffice/6.0.7.3$Linux_X86_64 LibreOffice_project/00m0$Build-3</meta:generator>
    <meta:document-statistic meta:table-count="2" meta:cell-count="283" meta:object-count="0"/>
  </office:meta>
</office:document-meta>
</file>